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.99pt"/>
    </style:style>
    <style:style style:name="co4" style:family="table-column">
      <style:table-column-properties fo:break-before="auto" style:column-width="150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4">
      <style:table-cell-properties fo:background-color="#00ff00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11">
      <style:table-cell-properties fo:background-color="#00ff00"/>
    </style:style>
    <style:style style:name="ce7" style:family="table-cell" style:parent-style-name="Default" style:data-style-name="N4">
      <style:table-cell-properties fo:background-color="#00ff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HE 2</text:p>
          </table:table-cell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total relay pair files</text:p>
          </table:table-cell>
          <table:table-cell table:style-name="Default" office:value-type="float" office:value="45000" calcext:value-type="float">
            <text:p>4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s</text:p>
          </table:table-cell>
          <table:table-cell table:style-name="Default" office:value-type="float" office:value="3449" calcext:value-type="float">
            <text:p>3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rs per run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(seconds)</text:p>
          </table:table-cell>
          <table:table-cell table:style-name="ce3" table:formula="of:=[.C5]*60*60*24+[.D5]*60*60+[.E5]*60+[.F5]" office:value-type="float" office:value="64861" calcext:value-type="float">
            <text:p>648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per pair (seconds)</text:p>
          </table:table-cell>
          <table:table-cell table:formula="of:=[.B5]/[.B4]/[.B3]" office:value-type="float" office:value="0.188057407944332" calcext:value-type="float">
            <text:p>0.19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ercent done</text:p>
          </table:table-cell>
          <table:table-cell table:style-name="ce6" table:formula="of:=[.B3]/[.B2]" office:value-type="percentage" office:value="0.0766444444444444" calcext:value-type="percentage">
            <text:p>7.6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pairs</text:p>
          </table:table-cell>
          <table:table-cell table:style-name="ce3" table:formula="of:=[.B4]*[.B2]" office:value-type="float" office:value="4500000" calcext:value-type="float">
            <text:p>45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00k (hours)</text:p>
          </table:table-cell>
          <table:table-cell table:style-name="ce7" table:formula="of:=[.B5]/[.B3]*100000/[.B4]/60/60" office:value-type="float" office:value="5.22381688734255" calcext:value-type="float">
            <text:p>5.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mil (days)</text:p>
          </table:table-cell>
          <table:table-cell table:formula="of:=[.B5]/[.B3]*1000000/[.B4]/60/60/24" office:value-type="float" office:value="2.17659036972606" calcext:value-type="float">
            <text:p>2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all (days)</text:p>
          </table:table-cell>
          <table:table-cell table:formula="of:=[.B5]/[.B3]*[.B2]/60/60/24" office:value-type="float" office:value="9.79465666376728" calcext:value-type="float">
            <text:p>9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days)</text:p>
          </table:table-cell>
          <table:table-cell table:style-name="ce7" table:formula="of:=[.B5]/[.B3]*([.B2]-[.B3])/60/60/24" office:value-type="float" office:value="9.04395064524876" calcext:value-type="float">
            <text:p>9.04</text:p>
          </table:table-cell>
          <table:table-cell table:style-name="ce9" table:formula="of:=TODAY()+[.B13]" office:value-type="date" office:date-value="2017-08-24T01:03:17.335749" calcext:value-type="date" table:number-columns-spanned="4" table:number-rows-spanned="1">
            <text:p>08/24/1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maining time to finish (weeks)</text:p>
          </table:table-cell>
          <table:table-cell table:formula="of:=[.B13]/7" office:value-type="float" office:value="1.29199294932125" calcext:value-type="float">
            <text:p>1.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30-day months)</text:p>
          </table:table-cell>
          <table:table-cell table:formula="of:=[.B13]/30" office:value-type="float" office:value="0.301465021508292" calcext:value-type="float">
            <text:p>0.30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6" table:number-rows-spanned="1">
            <text:p>amjohn</text:p>
          </table:table-cell>
          <table:covered-table-cell table:style-name="Default"/>
          <table:covered-table-cell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total relay pair files</text:p>
          </table:table-cell>
          <table:table-cell table:style-name="Default" office:value-type="float" office:value="45634" calcext:value-type="float">
            <text:p>45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s</text:p>
          </table:table-cell>
          <table:table-cell table:style-name="Default"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rs per run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(seconds)</text:p>
          </table:table-cell>
          <table:table-cell table:style-name="ce3" table:formula="of:=[.C21]*60*60*24+[.D21]*60*60+[.E21]*60+[.F21]" office:value-type="float" office:value="3751" calcext:value-type="float">
            <text:p>3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per pair (seconds)</text:p>
          </table:table-cell>
          <table:table-cell table:formula="of:=[.B21]/[.B20]/[.B19]" office:value-type="float" office:value="0.185693069306931" calcext:value-type="float">
            <text:p>0.19</text:p>
          </table:table-cell>
          <table:table-cell table:number-columns-repeated="10"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percent done</text:p>
          </table:table-cell>
          <table:table-cell table:style-name="ce6" table:formula="of:=[.B19]/[.B18]" office:value-type="percentage" office:value="0.00442652408292063" calcext:value-type="percentage">
            <text:p>0.44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 pairs</text:p>
          </table:table-cell>
          <table:table-cell table:style-name="ce3" table:formula="of:=[.B20]*[.B18]" office:value-type="float" office:value="4563400" calcext:value-type="float">
            <text:p>4563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00k (hours)</text:p>
          </table:table-cell>
          <table:table-cell table:style-name="ce7" table:formula="of:=[.B21]/[.B19]*100000/[.B20]/60/60" office:value-type="float" office:value="5.15814081408141" calcext:value-type="float">
            <text:p>5.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1mil (days)</text:p>
          </table:table-cell>
          <table:table-cell table:formula="of:=[.B21]/[.B19]*1000000/[.B20]/60/60/24" office:value-type="float" office:value="2.14922533920059" calcext:value-type="float">
            <text:p>2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to finish all (days)</text:p>
          </table:table-cell>
          <table:table-cell table:formula="of:=[.B21]/[.B19]*[.B18]/60/60/24" office:value-type="float" office:value="9.80777491290796" calcext:value-type="float">
            <text:p>9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days)</text:p>
          </table:table-cell>
          <table:table-cell table:style-name="ce7" table:formula="of:=[.B21]/[.B19]*([.B18]-[.B19])/60/60/24" office:value-type="float" office:value="9.76436056105611" calcext:value-type="float">
            <text:p>9.76</text:p>
          </table:table-cell>
          <table:table-cell table:style-name="ce9" table:formula="of:=TODAY()+[.B29]" office:value-type="date" office:date-value="2017-08-24T18:20:40.752475" calcext:value-type="date" table:number-columns-spanned="4" table:number-rows-spanned="1">
            <text:p>08/24/17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maining time to finish (weeks)</text:p>
          </table:table-cell>
          <table:table-cell table:formula="of:=[.B29]/7" office:value-type="float" office:value="1.39490865157944" calcext:value-type="float">
            <text:p>1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aining time to finish (30-day months)</text:p>
          </table:table-cell>
          <table:table-cell table:formula="of:=[.B29]/30" office:value-type="float" office:value="0.325478685368537" calcext:value-type="float">
            <text:p>0.3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0:35:26.0736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3:17:27.823753000</meta:creation-date>
    <dc:date>2017-08-15T10:55:14.002401000</dc:date>
    <meta:editing-duration>PT6H38M54S</meta:editing-duration>
    <meta:editing-cycles>3</meta:editing-cycles>
    <meta:generator>LibreOffice/5.3.0.3$MacOSX_X86_64 LibreOffice_project/7074905676c47b82bbcfbea1aeefc84afe1c50e1</meta:generator>
    <meta:document-statistic meta:table-count="1" meta:cell-count="72" meta:object-count="0"/>
  </office:meta>
</office:document-meta>
</file>